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38">
            <text:p>1438</text:p>
          </table:table-cell>
          <table:table-cell table:style-name="ce22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385">
            <text:p>38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29">
            <text:p>1929</text:p>
          </table:table-cell>
          <table:table-cell table:style-name="ce22" office:value-type="float" office:value="248">
            <text:p>24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322">
            <text:p>5322</text:p>
          </table:table-cell>
          <table:table-cell table:style-name="ce22" office:value-type="float" office:value="1281">
            <text:p>12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5">
            <text:p>124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740">
            <text:p>7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08">
            <text:p>2308</text:p>
          </table:table-cell>
          <table:table-cell table:style-name="ce22" office:value-type="float" office:value="2625">
            <text:p>26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30">
            <text:p>7630</text:p>
          </table:table-cell>
          <table:table-cell table:style-name="ce22" office:value-type="float" office:value="3906">
            <text:p>390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